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FilterField.RepeaterFilterField( RepeaterFilterFieldDefinition fiel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FilterField.valueChanged( ValueChanged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FilterField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